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Standard_20__28_user_29_">
      <style:text-properties officeooo:rsid="0037e54d" officeooo:paragraph-rsid="0037e54d"/>
    </style:style>
    <style:style style:name="P4" style:family="paragraph" style:parent-style-name="Standard_20__28_user_29_">
      <style:text-properties officeooo:rsid="003ab86f" officeooo:paragraph-rsid="003ab86f"/>
    </style:style>
    <style:style style:name="P5" style:family="paragraph" style:parent-style-name="Subtitle">
      <style:paragraph-properties fo:margin-left="5.08cm" fo:margin-right="0cm" fo:text-align="start" style:justify-single-word="false" fo:text-indent="0cm" style:auto-text-indent="false"/>
    </style:style>
    <style:style style:name="P6"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7" style:family="paragraph" style:parent-style-name="Subtitle">
      <style:paragraph-properties fo:margin-left="3.81cm" fo:margin-right="0cm" fo:text-align="start" style:justify-single-word="false" fo:text-indent="0cm" style:auto-text-indent="false"/>
    </style:style>
    <style:style style:name="P8" style:family="paragraph" style:parent-style-name="Subtitle">
      <style:text-properties officeooo:paragraph-rsid="005955e7"/>
    </style:style>
    <style:style style:name="P9" style:family="paragraph" style:parent-style-name="Standard">
      <style:text-properties officeooo:paragraph-rsid="005955e7"/>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Standard_20__28_user_29_">
      <style:paragraph-properties fo:text-align="center" style:justify-single-word="false"/>
      <style:text-properties officeooo:rsid="0070cadb" officeooo:paragraph-rsid="0070cadb"/>
    </style:style>
    <style:style style:name="P12" style:family="paragraph" style:parent-style-name="Standard_20__28_user_29_">
      <style:text-properties officeooo:paragraph-rsid="0070cadb"/>
    </style:style>
    <style:style style:name="P13" style:family="paragraph" style:parent-style-name="Standard_20__28_user_29_">
      <style:text-properties officeooo:rsid="00769440" officeooo:paragraph-rsid="00769440"/>
    </style:style>
    <style:style style:name="P14" style:family="paragraph" style:parent-style-name="Standard_20__28_user_29_">
      <style:text-properties officeooo:paragraph-rsid="00769440"/>
    </style:style>
    <style:style style:name="P15" style:family="paragraph" style:parent-style-name="Standard_20__28_user_29_">
      <style:text-properties officeooo:paragraph-rsid="0089e163"/>
    </style:style>
    <style:style style:name="P16" style:family="paragraph" style:parent-style-name="Standard_20__28_user_29_">
      <style:text-properties officeooo:paragraph-rsid="008e8f2f"/>
    </style:style>
    <style:style style:name="P17" style:family="paragraph" style:parent-style-name="Standard_20__28_user_29_">
      <style:text-properties officeooo:paragraph-rsid="0098d782"/>
    </style:style>
    <style:style style:name="P18" style:family="paragraph" style:parent-style-name="Standard_20__28_user_29_">
      <style:text-properties officeooo:rsid="0098d782" officeooo:paragraph-rsid="0098d782"/>
    </style:style>
    <style:style style:name="P19" style:family="paragraph" style:parent-style-name="Standard_20__28_user_29_">
      <style:text-properties officeooo:rsid="009a9fd7" officeooo:paragraph-rsid="009a9fd7"/>
    </style:style>
    <style:style style:name="P20" style:family="paragraph" style:parent-style-name="Standard_20__28_user_29_">
      <style:paragraph-properties fo:text-align="start" style:justify-single-word="false"/>
      <style:text-properties officeooo:rsid="009cb8e6" officeooo:paragraph-rsid="009cb8e6"/>
    </style:style>
    <style:style style:name="P21" style:family="paragraph" style:parent-style-name="Subtitle">
      <style:text-properties officeooo:paragraph-rsid="0070cadb"/>
    </style:style>
    <style:style style:name="P22" style:family="paragraph" style:parent-style-name="Subtitle">
      <style:text-properties officeooo:rsid="0073fa7b" officeooo:paragraph-rsid="0073fa7b"/>
    </style:style>
    <style:style style:name="P23" style:family="paragraph" style:parent-style-name="Subtitle">
      <style:text-properties officeooo:paragraph-rsid="005955e7"/>
    </style:style>
    <style:style style:name="P24" style:family="paragraph" style:parent-style-name="Subtitle">
      <style:text-properties officeooo:paragraph-rsid="0089e163"/>
    </style:style>
    <style:style style:name="P25" style:family="paragraph" style:parent-style-name="Subtitle">
      <style:text-properties officeooo:paragraph-rsid="008e8f2f"/>
    </style:style>
    <style:style style:name="P26"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27"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28" style:family="paragraph" style:parent-style-name="Title">
      <style:text-properties officeooo:rsid="0070cadb" officeooo:paragraph-rsid="0070cadb"/>
    </style:style>
    <style:style style:name="P29" style:family="paragraph" style:parent-style-name="Title">
      <style:text-properties officeooo:paragraph-rsid="0070cadb"/>
    </style:style>
    <style:style style:name="P30" style:family="paragraph" style:parent-style-name="Title">
      <style:text-properties officeooo:rsid="00769440" officeooo:paragraph-rsid="00769440"/>
    </style:style>
    <style:style style:name="P31" style:family="paragraph" style:parent-style-name="Title">
      <style:text-properties officeooo:rsid="0089e163" officeooo:paragraph-rsid="0089e163"/>
    </style:style>
    <style:style style:name="P32" style:family="paragraph" style:parent-style-name="Title">
      <style:text-properties officeooo:paragraph-rsid="0089e163"/>
    </style:style>
    <style:style style:name="P33" style:family="paragraph" style:parent-style-name="Title">
      <style:text-properties officeooo:rsid="008e8f2f" officeooo:paragraph-rsid="008e8f2f"/>
    </style:style>
    <style:style style:name="P34" style:family="paragraph" style:parent-style-name="Title">
      <style:text-properties fo:font-style="italic" style:font-style-asian="italic" style:font-style-complex="italic"/>
    </style:style>
    <style:style style:name="P35" style:family="paragraph" style:parent-style-name="Title">
      <style:text-properties officeooo:paragraph-rsid="0098d782"/>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67de1"/>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b7738"/>
    </style:style>
    <style:style style:name="T43" style:family="text">
      <style:text-properties officeooo:rsid="009de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2">BASIC </text:span><text:span text:style-name="T5">Reference</text:span></text:h>
      <text:p text:style-name="P11">At <text:s/>present this reference is in significant flux.</text:p>
      <text:p text:style-name="Title"># and $</text:p>
      <text:p text:style-name="P20">#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20"><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 <text:span text:style-name="T18">It reads or writes a 16 bit address in the memory map.</text:span></text:p>
      <text:p text:style-name="Subtitle">!a = 42 <text:s/>print !a <text:s text:c="2"/>print a!b <text:s text:c="2"/>a!b=12</text:p>
      <text:p text:style-name="P29">?</text:p>
      <text:p text:style-name="P12">! is an indirection operator that does a similar job to PEEK and POKE, e.g. accesses memory. <text:span text:style-name="T18">It is the same as ? except it operates on a byte level.</text:span></text:p>
      <text:p text:style-name="P21">?a = 42 <text:s/>print ?a <text:s text:c="2"/>print a?b <text:s text:c="2"/>a?b=12</text:p>
      <text:p text:style-name="P28">$</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7">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8">44 – 2</text:p>
      <text:p text:style-name="Title">.</text:p>
      <text:p text:style-name="Standard_20__28_user_29_">Sets the following label to the current assembler address</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22">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9">Returns the address of a l-expr, <text:span text:style-name="T15">normally this is a variable of some sort, but it can be an array element or even an indirection. (print @!42 prints 42, the address of expression !42, not that it’s useful at all ….)</text:span></text:p>
      <text:p text:style-name="P8">print @fred, @a(4)</text:p>
      <text:p text:style-name="P31">&amp;</text:p>
      <text:p text:style-name="P15">Binary and operator. This is a binary operator not a logical, e.g. it is the binary and <text:span text:style-name="T3">not</text:span> a logical and so it can return values other than true and false</text:p>
      <text:p text:style-name="P24"><text:span text:style-name="T17">c</text:span>ount &amp; 7</text:p>
      <text:p text:style-name="P33">^</text:p>
      <text:p text:style-name="P16">Binary exclusive or operator. This is a binary operator not a logical, e.g. it is the binary and <text:span text:style-name="T3">not</text:span> a logical and so it can return values other than true and false</text:p>
      <text:p text:style-name="P25"><text:soft-page-break/>A <text:span text:style-name="T36">^ $</text:span>0E</text:p>
      <text:p text:style-name="P16"/>
      <text:p text:style-name="P31">|</text:p>
      <text:p text:style-name="P15">Binary or operator. This is a binary operator not a logical, e.g. it is the binary and <text:span text:style-name="T3">not</text:span> a logical and so it can return values other than true and false</text:p>
      <text:p text:style-name="P24"><text:span text:style-name="T17">r</text:span>ead.value <text:span text:style-name="T34">|</text:span> 4</text:p>
      <text:p text:style-name="Title">&lt;&lt; <text:s text:c="2"/>&gt;&gt;</text:p>
      <text:p text:style-name="P18">Binary operators which shift an integer left or right a certain number of times logically. <text:span text:style-name="T43">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30">assemble</text:p>
      <text:p text:style-name="P14"><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40">6502 mnemonics are typed as is. Two passes will normally be required by wrapping it in a for/next loop</text:span></text:p>
      <text:p text:style-name="Subtitle">Assemble $6000,1:<text:span text:style-name="T40">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chr$()</text:p>
      <text:p text:style-name="Standard_20__28_user_29_">Convert an ASCII integer to a single character string.</text:p>
      <text:p text:style-name="Subtitle"><text:span text:style-name="T17">c</text:span>hr$(42)</text:p>
      <text:p text:style-name="Title">clear</text:p>
      <text:p text:style-name="P13">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score(10) <text:s text:c="2"/>dim name$(10,2)</text:p>
      <text:p text:style-name="Title">end</text:p>
      <text:p text:style-name="Standard_20__28_user_29_">Ends the current program and returns to the command line</text:p>
      <text:p text:style-name="Subtitle"><text:span text:style-name="T17">e</text:span>nd</text:p>
      <text:p text:style-name="P34">event() <text:span text:style-name="T42">not yet coded</text:span></text:p>
      <text:p text:style-name="P3">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4">If that variable is zero, then this function doesn’t return true until after that many tenths of seconds has elapsed. If it is non-zero, it tracks repeated events, so if you have event(evt1,10) this will return true every 1/10 second. </text:p>
      <text:p text:style-name="P4">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4">The maximum value for the event is 32 seconds. <text:span text:style-name="T14">If the event variable is set to -1 it will never fire, so this can be used to create one shots by setting it to -1 in the conditional part of the line</text:span></text:p>
      <text:p text:style-name="Subtitle"><text:span text:style-name="T17">i</text:span>f event(event<text:span text:style-name="T27">_</text:span>move,10) then move()</text:p>
      <text:p text:style-name="Title"><text:soft-page-break/>false</text:p>
      <text:p text:style-name="Standard_20__28_user_29_">Returns the constant zero.</text:p>
      <text:p text:style-name="Subtitle">false</text:p>
      <text:p text:style-name="Title">for <text:s text:c="4"/>to/<text:span text:style-name="T28">downto</text:span> <text:s text:c="3"/>step <text:s text:c="2"/>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0 step 2:print i:next I</text:p>
      <text:p text:style-name="Title">frac()</text:p>
      <text:p text:style-name="P19">Return the fractional part of a number</text:p>
      <text:p text:style-name="Subtitle">print frac(3.14159)</text:p>
      <text:p text:style-name="Title">gfx</text:p>
      <text:p text:style-name="P19">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Title">if <text:tab/><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17">i</text:span>f age &lt; 18 print “Child” else print “Adult” endif</text:p>
      <text:p text:style-name="Standard_20__28_user_29_"/>
      <text:p text:style-name="Title"><text:soft-page-break/>input</text:p>
      <text:p text:style-name="Standard_20__28_user_29_">Inputs a string or an <text:span text:style-name="T29">numb</text:span>er which can be edited using backspace and ends with return. The string cannot go beyond one line. Very limited. Deliberately.</text:p>
      <text:p text:style-name="Subtitle"><text:span text:style-name="T17">i</text:span>nput a$</text:p>
      <text:p text:style-name="Title">int<text:span text:style-name="T41">()</text:span></text:p>
      <text:p text:style-name="P19">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pan text:style-name="T17">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7">l</text:span>et a = 42 <text:s text:c="3"/>a$=”Hello” <text:span text:style-name="T32">a#=22.7</text:span></text:p>
      <text:p text:style-name="Title">list</text:p>
      <text:p text:style-name="Standard_20__28_user_29_">Lists the program. </text:p>
      <text:p text:style-name="Subtitle"><text:span text:style-name="T17">l</text:span>ist<text:tab/> <text:s text:c="2"/><text:span text:style-name="T17">l</text:span>ist 1000<text:tab/> <text:s/><text:span text:style-name="T17">l</text:span>ist <text:span text:style-name="T33">100,200 list ,400 </text:span></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17">l</text:span>ocal test$,count</text:p>
      <text:p text:style-name="Title"><text:soft-page-break/>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32"><text:s/>print</text:p>
      <text:p text:style-name="P15">Prints to the current output device, either strings or <text:span text:style-name="T39">number</text:span>s (which are preceded by a space). Print a ‘ goes to the next line. Print a , goes to the next tab stop. A return is printed unless the command ends in ; or , . </text:p>
      <text:p text:style-name="P24"><text:span text:style-name="T17">p</text:span>rint 42,”Hello”’”World”</text:p>
      <text:p text:style-name="P35">proc endproc</text:p>
      <text:p text:style-name="P17">Simple procedures. These should be used rather than gosub. Or else. <text:s/>The empty brackets are mandatory even if there aren’t any parameters (the aim is to use value parameters).</text:p>
      <text:p text:style-name="P26">print<text:span text:style-name="T24">M</text:span>essage(“Hello”,42)</text:p>
      <text:p text:style-name="P17"><text:tab/><text:tab/><text:tab/><text:tab/>….</text:p>
      <text:p text:style-name="P26"><text:span text:style-name="T17">p</text:span>roc prin<text:span text:style-name="T24">tM</text:span>essage(msg$,n)</text:p>
      <text:p text:style-name="P27"><text:span text:style-name="T17">p</text:span>rint msg$+“World <text:s/>x “+str$(n)</text:p>
      <text:p text:style-name="P26"><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ext:span><text:soft-page-break/><text:span text:style-name="T34">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19">Reads from DATA statements the types must match. For syntactic consistency, string data must be in quote marks</text:p>
      <text:p text:style-name="Subtitle">read a$,b <text:s/>data “Hello world” data 59</text:p>
      <text:p text:style-name="Title">restore</text:p>
      <text:p text:style-name="P19">Resets the data pointer to the start of the program</text:p>
      <text:p text:style-name="Subtitle">restore</text:p>
      <text:p text:style-name="Title">repeat <text:tab/>until</text:p>
      <text:p text:style-name="Standard_20__28_user_29_">Conditional loop, which is tested at the bottom.</text:p>
      <text:p text:style-name="P7">repeat</text:p>
      <text:p text:style-name="P5">drink<text:span text:style-name="T34">_</text:span>a<text:span text:style-name="T34">_</text:span>pint()</text:p>
      <text:p text:style-name="P7">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pan text:style-name="T17">S</text:span>gn(42)</text:p>
      <text:p text:style-name="Title">spc()</text:p>
      <text:p text:style-name="P19">Return a string consisting of a given number of spaces</text:p>
      <text:p text:style-name="Subtitle"><text:soft-page-break/>a$ = spc(32)</text:p>
      <text:p text:style-name="Title">stop</text:p>
      <text:p text:style-name="Standard_20__28_user_29_">Stops program with an error</text:p>
      <text:p text:style-name="Subtitle">stop</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7"><text:span text:style-name="T17">w</text:span>hile wife<text:span text:style-name="T36">_</text:span>very<text:span text:style-name="T36">_</text:span>cross</text:p>
      <text:p text:style-name="P5">buy<text:span text:style-name="T36">_</text:span>flowers()</text:p>
      <text:p text:style-name="P6">grovel()</text:p>
      <text:p text:style-name="P7">w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9</text:page-number></text:span><text:span text:style-name="MT1"><text:s/>of </text:span><text:span text:style-name="MT1"><text:page-count>9</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08</meta:editing-cycles>
    <meta:creation-date>2020-04-01T13:44:00</meta:creation-date>
    <dc:date>2022-10-12T11:46:49.591229206</dc:date>
    <meta:editing-duration>PT2H20M18S</meta:editing-duration>
    <meta:generator>LibreOffice/7.4.1.2$Linux_X86_64 LibreOffice_project/40$Build-2</meta:generator>
    <meta:document-statistic meta:table-count="0" meta:image-count="0" meta:object-count="0" meta:page-count="9" meta:paragraph-count="201" meta:word-count="1873" meta:character-count="10302" meta:non-whitespace-character-count="85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